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row table:style-name="ro2">
          <table:table-cell table:style-name="ce1" office:value-type="string">
            <text:p>FrameNumber</text:p>
          </table:table-cell>
          <table:table-cell table:style-name="ce2" office:value-type="string">
            <text:p>HasKermit</text:p>
          </table:table-cell>
          <table:table-cell table:style-name="ce4" office:value-type="string">
            <text:p>HasMsPigg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 table:number-rows-repeated="106">
          <table:table-cell table:number-columns-repeated="2"/>
          <table:table-cell table:style-name="ce6"/>
        </table:table-row>
        <table:table-row table:style-name="ro2" table:number-rows-repeated="10469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10.01.2020</text:date>, <text:time>15:0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Testperson</meta:initial-creator>
    <meta:creation-date>2020-01-06T16:33:40.78</meta:creation-date>
    <dc:date>2020-01-10T15:08:06.71</dc:date>
    <dc:creator>Test Testperson</dc:creator>
    <meta:editing-duration>PT1H2M33S</meta:editing-duration>
    <meta:editing-cycles>5</meta:editing-cycles>
    <meta:generator>OpenOffice/4.1.6$Win32 OpenOffice.org_project/416m1$Build-9790</meta:generator>
    <meta:document-statistic meta:table-count="3" meta:cell-count="4503" meta:object-count="0"/>
  </office:meta>
</office:document-meta>
</file>